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S PGothic" svg:font-family="'MS PGothic'"/>
    <style:font-face style:name="Mangal1" svg:font-family="Mangal"/>
    <style:font-face style:name="arial" svg:font-family="arial, sans-serif"/>
    <style:font-face style:name="ＭＳ 明朝" svg:font-family="'ＭＳ 明朝'" style:font-family-generic="roman" style:font-pitch="fixed"/>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3.291cm" fo:margin-left="3.699cm" fo:margin-right="0.011cm" table:align="margins"/>
    </style:style>
    <style:style style:name="表1.A" style:family="table-column">
      <style:table-column-properties style:column-width="6.593cm" style:rel-column-width="3738*"/>
    </style:style>
    <style:style style:name="表1.B" style:family="table-column">
      <style:table-column-properties style:column-width="6.697cm" style:rel-column-width="3797*"/>
    </style:style>
    <style:style style:name="表1.A1" style:family="table-cell">
      <style:table-cell-properties style:vertical-align="middle" fo:background-color="#f2f2f2" fo:padding="0.049cm" fo:border="none">
        <style:background-image/>
      </style:table-cell-properties>
    </style:style>
    <style:style style:name="表1.A2" style:family="table-cell">
      <style:table-cell-properties style:vertical-align="middle" fo:padding="0.049cm" fo:border="none"/>
    </style:style>
    <style:style style:name="表2" style:family="table">
      <style:table-properties style:width="14.349cm" fo:margin-left="2.477cm" fo:margin-right="0.175cm" table:align="margins" fo:background-color="#cccccc">
        <style:background-image/>
      </style:table-properties>
    </style:style>
    <style:style style:name="表2.A" style:family="table-column">
      <style:table-column-properties style:column-width="7.165cm" style:rel-column-width="4062*"/>
    </style:style>
    <style:style style:name="表2.B" style:family="table-column">
      <style:table-column-properties style:column-width="7.184cm" style:rel-column-width="4073*"/>
    </style:style>
    <style:style style:name="表2.A1" style:family="table-cell">
      <style:table-cell-properties style:vertical-align="middle" fo:background-color="#80ff80" style:border-line-width-left="0.002cm 0.088cm 0.002cm" style:border-line-width-top="0.002cm 0.088cm 0.002cm" style:border-line-width-bottom="0.002cm 0.088cm 0.002cm" fo:padding="0.079cm" fo:border-left="0.092cm double #808080" fo:border-right="none" fo:border-top="0.092cm double #808080" fo:border-bottom="0.092cm double #808080">
        <style:background-image/>
      </style:table-cell-properties>
    </style:style>
    <style:style style:name="表2.B1" style:family="table-cell">
      <style:table-cell-properties style:vertical-align="middle" fo:background-color="#80ff80" style:border-line-width="0.002cm 0.088cm 0.002cm" fo:padding="0.079cm" fo:border="0.092cm double #808080">
        <style:background-image/>
      </style:table-cell-properties>
    </style:style>
    <style:style style:name="表2.A2" style:family="table-cell">
      <style:table-cell-properties style:border-line-width-left="0.002cm 0.088cm 0.002cm" style:border-line-width-bottom="0.002cm 0.088cm 0.002cm" fo:padding="0.079cm" fo:border-left="0.092cm double #808080" fo:border-right="none" fo:border-top="none" fo:border-bottom="0.092cm double #808080"/>
    </style:style>
    <style:style style:name="表2.B2" style:family="table-cell">
      <style:table-cell-properties style:border-line-width-left="0.002cm 0.088cm 0.002cm" style:border-line-width-right="0.002cm 0.088cm 0.002cm" style:border-line-width-bottom="0.002cm 0.088cm 0.002cm" fo:padding="0.079cm" fo:border-left="0.092cm double #808080" fo:border-right="0.092cm double #808080" fo:border-top="none" fo:border-bottom="0.092cm double #808080"/>
    </style:style>
    <style:style style:name="P1" style:family="paragraph" style:parent-style-name="Standard">
      <style:paragraph-properties fo:margin-left="1.251cm" fo:margin-right="0cm" fo:text-indent="0cm" style:auto-text-indent="false"/>
      <style:text-properties style:language-asian="ja" style:country-asian="JP"/>
    </style:style>
    <style:style style:name="P2" style:family="paragraph" style:parent-style-name="Standard">
      <style:paragraph-properties fo:margin-left="2.501cm" fo:margin-right="0cm" fo:text-indent="0cm" style:auto-text-indent="false"/>
      <style:text-properties style:language-asian="ja" style:country-asian="JP"/>
    </style:style>
    <style:style style:name="P3" style:family="paragraph" style:parent-style-name="Standard">
      <style:paragraph-properties fo:margin-left="2.501cm" fo:margin-right="0cm" fo:text-indent="0cm" style:auto-text-indent="false"/>
      <style:text-properties fo:font-variant="normal" fo:text-transform="none" fo:color="#000000" fo:letter-spacing="normal" style:font-name-asian="MS PGothic" style:font-size-asian="14pt" style:font-style-asian="normal" style:font-weight-asian="normal"/>
    </style:style>
    <style:style style:name="P4" style:family="paragraph" style:parent-style-name="Standard">
      <style:paragraph-properties fo:margin-left="3.752cm" fo:margin-right="0cm" fo:text-indent="0cm" style:auto-text-indent="false"/>
      <style:text-properties style:language-asian="ja" style:country-asian="JP"/>
    </style:style>
    <style:style style:name="P5" style:family="paragraph" style:parent-style-name="Standard">
      <style:paragraph-properties fo:margin-left="0cm" fo:margin-right="0cm" fo:text-indent="0cm" style:auto-text-indent="false"/>
      <style:text-properties style:language-asian="ja" style:country-asian="JP"/>
    </style:style>
    <style:style style:name="P6" style:family="paragraph" style:parent-style-name="Standard">
      <style:paragraph-properties fo:margin-left="5.002cm" fo:margin-right="0cm" fo:text-indent="0cm" style:auto-text-indent="false"/>
      <style:text-properties style:language-asian="ja" style:country-asian="JP"/>
    </style:style>
    <style:style style:name="P7" style:family="paragraph" style:parent-style-name="Table_20_Heading">
      <style:paragraph-properties fo:text-align="center" style:justify-single-word="false" fo:padding="0.049cm" fo:border="0.002cm solid #aaaaaa"/>
      <style:text-properties fo:font-weight="bold"/>
    </style:style>
    <style:style style:name="P8" style:family="paragraph" style:parent-style-name="Table_20_Contents">
      <style:paragraph-properties fo:text-align="center" style:justify-single-word="false"/>
      <style:text-properties style:font-size-asian="14pt" style:font-weight-asian="bold"/>
    </style:style>
    <style:style style:name="P9" style:family="paragraph" style:parent-style-name="Table_20_Contents">
      <style:paragraph-properties fo:padding="0.049cm" fo:border="0.002cm solid #aaaaaa"/>
    </style:style>
    <style:style style:name="T1" style:family="text">
      <style:text-properties style:language-asian="ja" style:country-asian="JP"/>
    </style:style>
    <style:style style:name="T2" style:family="text">
      <style:text-properties fo:font-weight="bold"/>
    </style:style>
    <style:style style:name="T3" style:family="text">
      <style:text-properties fo:color="#0b0080" style:text-line-through-style="none" style:text-underline-style="none" style:text-blinking="false"/>
    </style:style>
    <style:style style:name="T4" style:family="text">
      <style:text-properties style:font-weight-asian="bold"/>
    </style:style>
    <style:style style:name="T5" style:family="text">
      <style:text-properties fo:color="#ff0000" style:font-weight-asian="bold"/>
    </style:style>
    <style:style style:name="T6" style:family="text">
      <style:text-properties style:font-name-asian="ＭＳ Ｐ明朝1" style:language-asian="ja" style:country-asian="J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2<text:tab/><text:span text:style-name="T1">ソフトウェア開発</text:span></text:p>
      <text:p text:style-name="Standard"><text:span text:style-name="T1"><text:tab/>2-1<text:tab/>開発環境</text:span></text:p>
      <text:p text:style-name="Standard"><text:span text:style-name="T1"><text:tab/><text:tab/>2-1-1<text:tab/>C++</text:span></text:p>
      <text:p text:style-name="Standard"><text:span text:style-name="T1"><text:tab/><text:tab/>2-1-2<text:tab/>オブジェクト指向設計</text:span></text:p>
      <text:p text:style-name="Standard"><text:span text:style-name="T1"><text:tab/><text:tab/>2-1-3<text:tab/>VisualStudio2013forDesktop</text:span></text:p>
      <text:p text:style-name="Standard"><text:span text:style-name="T1"><text:tab/><text:tab/>2-1-4<text:tab/>Dxライブラリ</text:span></text:p>
      <text:p text:style-name="Standard"><text:span text:style-name="T1"/></text:p>
      <text:p text:style-name="Standard"><text:span text:style-name="T1"><text:tab/>2-2<text:tab/>共同開発</text:span></text:p>
      <text:p text:style-name="Standard"><text:span text:style-name="T1"><text:tab/><text:tab/>2-2-1<text:tab/>BitBucket</text:span></text:p>
      <text:p text:style-name="Standard"><text:span text:style-name="T1"><text:tab/><text:tab/>2-2-2<text:tab/>SorceTree</text:span></text:p>
      <text:p text:style-name="Standard"><text:span text:style-name="T1"><text:tab/><text:tab/>2-2-3<text:tab/>ガントチャート</text:span></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oft-page-break/><text:span text:style-name="T1"/></text:p>
      <text:p text:style-name="Standard"><text:span text:style-name="T1">2<text:tab/>ソフトウェア開発</text:span></text:p>
      <text:p text:style-name="Standard"><text:span text:style-name="T1"><text:tab/>2-1<text:tab/>開発環境</text:span></text:p>
      <text:p text:style-name="Standard"><text:span text:style-name="T1"><text:tab/><text:tab/>2-1-1<text:tab/>C++</text:span></text:p>
      <text:p text:style-name="P4">　開発言語として、C++を採用した。その理由として、オブジェクト指向言語であること（後述）、またDxライブラリ（後述）というゲームづくりに非常に適したライブラリが無料で提供されているからである。</text:p>
      <text:p text:style-name="P4"/>
      <text:p text:style-name="P4">　また、C++は、Javaと比べられる事が多い。C++とJavaの比較を表１に記載する。</text:p>
      <text:p text:style-name="P4"/>
      <text:p text:style-name="P4"><text:tab/><text:tab/><text:tab/><text:tab/><text:tab/>表１</text:p>
      <table:table table:name="表1" table:style-name="表1">
        <table:table-column table:style-name="表1.A"/>
        <table:table-column table:style-name="表1.B"/>
        <table:table-row>
          <table:table-cell table:style-name="表1.A1" office:value-type="string">
            <text:p text:style-name="P7">C++</text:p>
          </table:table-cell>
          <table:table-cell table:style-name="表1.A1" office:value-type="string">
            <text:p text:style-name="P7">Java</text:p>
          </table:table-cell>
        </table:table-row>
        <table:table-row>
          <table:table-cell table:style-name="表1.A2" office:value-type="string">
            <text:p text:style-name="P9">Cとの後方(下位)互換性</text:p>
          </table:table-cell>
          <table:table-cell table:style-name="表1.A2" office:value-type="string">
            <text:p text:style-name="P9">Java以外の言語との互換性はない</text:p>
          </table:table-cell>
        </table:table-row>
        <table:table-row>
          <table:table-cell table:style-name="表1.A2" office:value-type="string">
            <text:p text:style-name="P9">プログラマを当てにする</text:p>
          </table:table-cell>
          <table:table-cell table:style-name="表1.A2" office:value-type="string">
            <text:p text:style-name="P9">プログラマを守る</text:p>
          </table:table-cell>
        </table:table-row>
        <table:table-row>
          <table:table-cell table:style-name="表1.A2" office:value-type="string">
            <text:p text:style-name="P9">低レベル機能に触れる</text:p>
          </table:table-cell>
          <table:table-cell table:style-name="表1.A2" office:value-type="string">
            <text:p text:style-name="P9">オブジェクトを通してのみメモリアクセス</text:p>
          </table:table-cell>
        </table:table-row>
        <table:table-row>
          <table:table-cell table:style-name="表1.A2" office:value-type="string">
            <text:p text:style-name="P9">簡潔な表現</text:p>
          </table:table-cell>
          <table:table-cell table:style-name="表1.A2" office:value-type="string">
            <text:p text:style-name="P9">明確な表現</text:p>
          </table:table-cell>
        </table:table-row>
        <table:table-row>
          <table:table-cell table:style-name="表1.A2" office:value-type="string">
            <text:p text:style-name="P9">明示的な型破壊を許可</text:p>
          </table:table-cell>
          <table:table-cell table:style-name="表1.A2" office:value-type="string">
            <text:p text:style-name="P9"><text:a xlink:type="simple" xlink:href="https://ja.wikipedia.org/wiki/型安全性" text:style-name="Internet_20_link" text:visited-style-name="Visited_20_Internet_20_Link"><text:span text:style-name="T3">型安全性</text:span></text:a></text:p>
          </table:table-cell>
        </table:table-row>
        <table:table-row>
          <table:table-cell table:style-name="表1.A2" office:value-type="string">
            <text:p text:style-name="P9"><text:a xlink:type="simple" xlink:href="https://ja.wikipedia.org/wiki/マルチパラダイムプログラミング言語" text:style-name="Internet_20_link" text:visited-style-name="Visited_20_Internet_20_Link"><text:span text:style-name="T3">マルチパラダイム</text:span></text:a>（<text:a xlink:type="simple" xlink:href="https://ja.wikipedia.org/wiki/手続き型プログラミング" text:style-name="Internet_20_link" text:visited-style-name="Visited_20_Internet_20_Link"><text:span text:style-name="T3">手続き型</text:span></text:a>、<text:a xlink:type="simple" xlink:href="https://ja.wikipedia.org/wiki/オブジェクト指向プログラミング" text:style-name="Internet_20_link" text:visited-style-name="Visited_20_Internet_20_Link"><text:span text:style-name="T3">オブジェクト指向</text:span></text:a>、<text:a xlink:type="simple" xlink:href="https://ja.wikipedia.org/wiki/関数型プログラミング" text:style-name="Internet_20_link" text:visited-style-name="Visited_20_Internet_20_Link"><text:span text:style-name="T3">関数型</text:span></text:a>、<text:a xlink:type="simple" xlink:href="https://ja.wikipedia.org/wiki/ジェネリックプログラミング" text:style-name="Internet_20_link" text:visited-style-name="Visited_20_Internet_20_Link"><text:span text:style-name="T3">総称型</text:span></text:a>）</text:p>
          </table:table-cell>
          <table:table-cell table:style-name="表1.A2" office:value-type="string">
            <text:p text:style-name="P9">オブジェクト指向、総称型</text:p>
          </table:table-cell>
        </table:table-row>
        <table:table-row>
          <table:table-cell table:style-name="表1.A2" office:value-type="string">
            <text:p text:style-name="P9"><text:a xlink:type="simple" xlink:href="https://ja.wikipedia.org/wiki/演算子" text:style-name="Internet_20_link" text:visited-style-name="Visited_20_Internet_20_Link">演算子</text:a><text:a xlink:type="simple" xlink:href="https://ja.wikipedia.org/wiki/多重定義" text:style-name="Internet_20_link" text:visited-style-name="Visited_20_Internet_20_Link">多重定義</text:a></text:p>
          </table:table-cell>
          <table:table-cell table:style-name="表1.A2" office:value-type="string">
            <text:p text:style-name="P9">演算子の効果は<text:a xlink:type="simple" xlink:href="https://ja.wikipedia.org/wiki/イミュータブル" text:style-name="Internet_20_link" text:visited-style-name="Visited_20_Internet_20_Link"><text:span text:style-name="T3">不変</text:span></text:a></text:p>
          </table:table-cell>
        </table:table-row>
        <table:table-row>
          <table:table-cell table:style-name="表1.A2" office:value-type="string">
            <text:p text:style-name="P9">限られた範囲の標準ライブラリ</text:p>
          </table:table-cell>
          <table:table-cell table:style-name="表1.A2" office:value-type="string">
            <text:p text:style-name="P9">（GUI、ネットワーク、マルチスレッドを含む）機能豊富で容易に使用できる標準ライブラリ</text:p>
          </table:table-cell>
        </table:table-row>
        <table:table-row>
          <table:table-cell table:style-name="表1.A2" office:value-type="string">
            <text:p text:style-name="P9">家電製品・制御系等への組み込みから汎用のアプリケーション</text:p>
          </table:table-cell>
          <table:table-cell table:style-name="表1.A2" office:value-type="string">
            <text:p text:style-name="P9">イントラネット等のWEBアプリケーション・携帯アプリケーション</text:p>
          </table:table-cell>
        </table:table-row>
      </table:table>
      <text:p text:style-name="P4"/>
      <text:p text:style-name="P4"/>
      <text:p text:style-name="P4">　C++は、Javaに比べてメモリ管理のサポートに乏しく、型の信頼性や、厳密なオブジェクト指向ではないこと等、プログラマのスキルが要求される場面が非常に多い。</text:p>
      <text:p text:style-name="P4"/>
      <text:p text:style-name="P4">なので、ゼミの当初はJavaで開発をする予定だった。しかし、Javaでは</text:p>
      <text:p text:style-name="P4">現状Dxライブラリのような便利なライブラリが無く、ゲームライブラリを開発する所からスタートしなければならないため、Javaの利便性を捨ててでもC++で開発せざるを得なかった。詳しくは、Dxライブラリ(2-1-4)で解説する。</text:p>
      <text:p text:style-name="P4"/>
      <text:p text:style-name="P4"/>
      <text:p text:style-name="P4"/>
      <text:p text:style-name="P4"/>
      <text:p text:style-name="P4"/>
      <text:p text:style-name="P4"/>
      <text:p text:style-name="P4"><text:soft-page-break/>先ほど説明したC++とJavaの違いについて詳しく説明する。</text:p>
      <text:p text:style-name="P4"/>
      <text:p text:style-name="P4">・メモリ管理</text:p>
      <text:p text:style-name="P6">　C++はJavaに比べて、メモリ管理のサポートが乏しい。</text:p>
      <text:p text:style-name="P6">Javaは、ガベージコレクションという、参照できなくなったオブジェクトのメモリの開放を、自動的にしてくれるものがある。</text:p>
      <text:p text:style-name="P6">なので、Javaプログラマは、メモリに関してほとんど気にせずに開発することができる。</text:p>
      <text:p text:style-name="P6"/>
      <text:p text:style-name="P6">それに対して、C++にも、C++11からスマートポインタというものが提供されている。</text:p>
      <text:p text:style-name="P6">今回は、スマートポインタの中でもガベージコレクションに似たshared_ptrというものを使用した。</text:p>
      <text:p text:style-name="P6"/>
      <text:p text:style-name="P6">　shared_ptrは、shared_ptrを保持している変数の数を管理し、その数が0になった時点で自動的にメモリを開放し、デストラクタを呼ぶものである。</text:p>
      <text:p text:style-name="P6">ガベージコレクションとは厳密に言えば違うものの、同じように扱えるので、オブジェクトの生成には、必ずshared_ptrを使うことで、C++の欠点を補った。</text:p>
      <text:p text:style-name="P6"/>
      <text:p text:style-name="P4">・厳密なオブジェクト指向</text:p>
      <text:p text:style-name="P6">　オブジェクト指向設計では、変数や関数の定義及び宣言はクラス内で行う必要がある。</text:p>
      <text:p text:style-name="P6">Javaでは、クラス外で変数や関数を定義及び宣言をすることはできないが、C++はC言語との互換性があるため、グローバル変数やグローバル関数を定義及び宣言することができる。</text:p>
      <text:p text:style-name="P6">グローバルな領域にコードを書くのは、すべてのファイルでアクセスが可能なので、大規模開発には非常に向かない。</text:p>
      <text:p text:style-name="P6">この問題を解決する方法は、今のところプログラマ同士での規約で禁止する他ないため、コーディング規約にて禁止することで対応した</text:p>
      <text:p text:style-name="P6">。</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text:soft-page-break/>2-1-2<text:tab/>オブジェクト指向設計</text:p>
      <text:p text:style-name="P2">　オブジェクト指向とは、開発手法の一種である。</text:p>
      <text:p text:style-name="P2">オブジェクト指向型プログラミングの他に、構造化プログラミング、関数型プログラミング等がある。</text:p>
      <text:p text:style-name="P2">オブジェクト指向型プログラミングと、構造化プログラミングの違いを「身長160cmの人の歩幅を得る」という例を用いてを表２に示す。</text:p>
      <text:p text:style-name="P3"><text:tab/><text:tab/><text:tab/></text:p>
      <text:p text:style-name="P3"><text:tab/><text:tab/><text:tab/><text:tab/><text:span text:style-name="T6">表２</text:span></text:p>
      <table:table table:name="表2" table:style-name="表2">
        <table:table-column table:style-name="表2.A"/>
        <table:table-column table:style-name="表2.B"/>
        <table:table-row>
          <table:table-cell table:style-name="表2.A1" office:value-type="string">
            <text:p text:style-name="P8">構造化プログラミング</text:p>
          </table:table-cell>
          <table:table-cell table:style-name="表2.B1" office:value-type="string">
            <text:p text:style-name="P8">オブジェクト指向プログラミング</text:p>
          </table:table-cell>
        </table:table-row>
        <table:table-row>
          <table:table-cell table:style-name="表2.A2" office:value-type="string">
            <text:p text:style-name="Table_20_Contents">・ 行動モジュールに歩幅を計算させる<text:span text:style-name="T2">WalkLength</text:span><text:span text:style-name="T4">関数を作る</text:span></text:p>
          </table:table-cell>
          <table:table-cell table:style-name="表2.B2" office:value-type="string">
            <text:p text:style-name="Table_20_Contents">・ <text:span text:style-name="T4">人を表す</text:span><text:span text:style-name="T2">Person</text:span><text:span text:style-name="T4">クラスを作り</text:span>、Personオブジェクトを生成する</text:p>
          </table:table-cell>
        </table:table-row>
        <table:table-row>
          <table:table-cell table:style-name="表2.A2" office:value-type="string">
            <text:p text:style-name="Table_20_Contents">・ WalkLength関数が要求する身長を含めた人を表す<text:span text:style-name="T4">データを用意</text:span>する。</text:p>
          </table:table-cell>
          <table:table-cell table:style-name="表2.B2" office:value-type="string">
            <text:p text:style-name="Table_20_Contents">・ PersonクラスのSetLength関数で身長を160cmと設定する</text:p>
          </table:table-cell>
        </table:table-row>
        <table:table-row>
          <table:table-cell table:style-name="表2.A2" office:value-type="string">
            <text:p text:style-name="Table_20_Contents">・ <text:span text:style-name="T2">WalkLength</text:span><text:span text:style-name="T4">関数</text:span>に人の<text:span text:style-name="T4">データを渡す</text:span></text:p>
          </table:table-cell>
          <table:table-cell table:style-name="表2.B2" office:value-type="string">
            <text:p text:style-name="Table_20_Contents">・ <text:span text:style-name="T2">Person</text:span><text:span text:style-name="T4">オブジェクトの</text:span><text:span text:style-name="T2">WalkLength</text:span><text:span text:style-name="T4">関数</text:span>を<text:span text:style-name="T4">呼び出す</text:span></text:p>
          </table:table-cell>
        </table:table-row>
        <table:table-row>
          <table:table-cell table:style-name="表2.A2" office:value-type="string">
            <text:p text:style-name="Table_20_Contents">・ 関数内で<text:span text:style-name="T5">引数の情報から</text:span>歩く歩幅が計算される</text:p>
          </table:table-cell>
          <table:table-cell table:style-name="表2.B2" office:value-type="string">
            <text:p text:style-name="Table_20_Contents">・ 関数内で<text:span text:style-name="T5">保持しているデータから</text:span>歩く歩幅が計算される</text:p>
          </table:table-cell>
        </table:table-row>
        <table:table-row>
          <table:table-cell table:style-name="表2.A2" office:value-type="string">
            <text:p text:style-name="Table_20_Contents">・ 一歩進んだ時の歩幅が返される</text:p>
          </table:table-cell>
          <table:table-cell table:style-name="表2.B2" office:value-type="string">
            <text:p text:style-name="Table_20_Contents">・ 一歩進んだ時の歩幅が返される</text:p>
          </table:table-cell>
        </table:table-row>
      </table:table>
      <text:p text:style-name="P2">　</text:p>
      <text:p text:style-name="P2"/>
      <text:p text:style-name="P2">大きな違いとして、構造型プログラミングは扱うデータとデータを変更する箇所が別々なのに対し、オブジェクト指向型プログラミングは、扱うデータとデータを変更する箇所を「クラス」というひとまとめのものの中に限定している。</text:p>
      <text:p text:style-name="P2">これによって、いつ、どこで、どのデータが変更されているのかが明確になる。</text:p>
      <text:p text:style-name="P2">ゲーム開発のような大規模プログラミングには、このようにデータの変更を制限することで、バグの発生を防ぎ、またバグの箇所を特定しやすい。</text:p>
      <text:p text:style-name="P2"/>
      <text:p text:style-name="P2"/>
      <text:p text:style-name="P2">　オブジェクト指向には、他にも継承という概念がある。</text:p>
      <text:p text:style-name="P2">継承の概念を図１に示す。</text:p>
      <text:p text:style-name="P2"/>
      <text:p text:style-name="P5"/>
      <text:p text:style-name="P5"><text:tab/></text:p>
      <text:p text:style-name="P5"/>
      <text:p text:style-name="P5"><text:tab/><text:tab/><text:tab/></text:p>
      <text:p text:style-name="P5"/>
      <text:p text:style-name="P2"/>
      <text:p text:style-name="P2"/>
      <text:p text:style-name="P2"><text:tab/><text:tab/><text:tab/><text:tab/>図１</text:p>
      <text:p text:style-name="P2"/>
      <text:p text:style-name="P2"/>
      <text:p text:style-name="P2">継承を使うことによって、既に完成しているコードをコピー&amp;ペーストすることなく再利用できる。</text:p>
      <text:p text:style-name="P2">　仕様変更が発生した場合、コードをコピー&amp;ペーストした箇所の数だけ修正が必<text:soft-page-break/>要だが、継承を利用することで、変更する箇所が一箇所で済むという利点がある。</text:p>
      <text:p text:style-name="P2"/>
      <text:p text:style-name="P2">また、継承を利用したオーバーライドという機能がある。</text:p>
      <text:p text:style-name="P2">オーバーライドの説明を、図２に示す。</text:p>
      <text:p text:style-name="P2"/>
      <text:p text:style-name="P2"/>
      <text:p text:style-name="P2"/>
      <text:p text:style-name="P2"><text:tab/><text:tab/><text:tab/>図２</text:p>
      <text:p text:style-name="P2"/>
      <text:p text:style-name="P2"/>
      <text:p text:style-name="P2">犬や猫の機能として、「歩く」という機能があるが、歩き方はそれぞれ違うので、歩き方を派生先で決めることができる。ということである。</text:p>
      <text:p text:style-name="P2"/>
      <text:p text:style-name="P2">動物園のプログラムを例として、オーバーライドの利点を図３を用いて説明する。</text:p>
      <text:p text:style-name="P2"/>
      <text:p text:style-name="P2"/>
      <text:p text:style-name="P2"/>
      <text:p text:style-name="P2"><text:tab/><text:tab/><text:tab/>図３</text:p>
      <text:p text:style-name="P2"/>
      <text:p text:style-name="P2"/>
      <text:p text:style-name="P5"><text:tab/><text:tab/>「動物」型の変数に、派生先の犬、猫、熊インスタンスを入れることができ、それらす<text:tab/><text:tab/>べてに「歩く」関数を呼ぶことで、それぞれの動物を歩かせることができる。</text:p>
      <text:p text:style-name="P5"><text:tab/><text:tab/>だが、オーバーライドにより、歩き方はそれぞれ異なる。</text:p>
      <text:p text:style-name="P5"><text:tab/><text:tab/>このように、歩き方は違うものの、「動物」というくくりで派生先のオブジェクトを扱うこ<text:tab/><text:tab/>とができる。</text:p>
      <text:p text:style-name="P5"/>
      <text:p text:style-name="P5"><text:tab/><text:tab/>これらを実際にゲームに応用した例を以下に示す</text:p>
      <text:p text:style-name="P5"><text:tab/><text:tab/></text:p>
      <text:p text:style-name="P5"/>
      <text:p text:style-name="P5"><text:tab/><text:tab/></text:p>
      <text:p text:style-name="P5"><text:tab/><text:tab/></text:p>
      <text:p text:style-name="P5"/>
      <text:p text:style-name="P5"><text:tab/><text:tab/></text:p>
      <text:p text:style-name="P5"/>
      <text:p text:style-name="P2">・UML</text:p>
      <text:p text:style-name="P4">　オブジェクト指向設計で開発するということは、大規模開発ということである。</text:p>
      <text:p text:style-name="P4">そこで、膨大なデータ、膨大なクラスを管理する上で必要になるのがUMLというものである。</text:p>
      <text:p text:style-name="P4"/>
      <text:p text:style-name="P4">UMLとは、和訳すると統一モデリング言語という。オブジェクト指向設計で書かれたソフトウェアの構成や動作等をわかりやすく図にしたものであり、オブジェクト指向設計ではなくてはならないものである。</text:p>
      <text:p text:style-name="P4"/>
      <text:p text:style-name="P4"/>
      <text:p text:style-name="P4">今回のゼミでは、UMLのすべてを使用することは出来なかったが、クラス図というものを作成した。</text:p>
      <text:p text:style-name="P4"/>
      <text:p text:style-name="P4"/>
      <text:p text:style-name="P4"/>
      <text:p text:style-name="P4"><text:soft-page-break/>クラス図というのは、クラス毎の関係を図に表すものである。</text:p>
      <text:p text:style-name="P4">クラス毎の関係は、主に継承、保持、関連などがある。</text:p>
      <text:p text:style-name="P4"/>
      <text:p text:style-name="P4">それぞれの説明を図４に示す。</text:p>
      <text:p text:style-name="P4"/>
      <text:p text:style-name="P4"/>
      <text:p text:style-name="P4"/>
      <text:p text:style-name="P4">これらを用い、最終的なクラス図を図５に示す。</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S PGothic" svg:font-family="'MS PGothic'"/>
    <style:font-face style:name="Mangal1" svg:font-family="Mangal"/>
    <style:font-face style:name="arial" svg:font-family="arial, sans-serif"/>
    <style:font-face style:name="ＭＳ 明朝" svg:font-family="'ＭＳ 明朝'" style:font-family-generic="roman" style:font-pitch="fixed"/>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3-08T19:59:16.07</meta:creation-date>
    <meta:document-statistic meta:table-count="2" meta:image-count="0" meta:object-count="0" meta:page-count="6" meta:paragraph-count="106" meta:word-count="2627" meta:character-count="3006"/>
    <dc:date>2016-03-08T22:46:37.57</dc:date>
    <meta:editing-duration>PT4M29S</meta:editing-duration>
    <meta:editing-cycles>1</meta:editing-cycles>
    <meta:generator>OpenOffice/4.1.1$Win32 OpenOffice.org_project/411m6$Build-9775</meta:generator>
  </office:meta>
</office:document-meta>
</file>